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.532cm"/>
    </style:style>
    <style:style style:name="co2" style:family="table-column">
      <style:table-column-properties fo:break-before="auto" style:column-width="27.855cm"/>
    </style:style>
    <style:style style:name="co3" style:family="table-column">
      <style:table-column-properties fo:break-before="auto" style:column-width="14.866cm"/>
    </style:style>
    <style:style style:name="co4" style:family="table-column">
      <style:table-column-properties fo:break-before="auto" style:column-width="0.94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5.865cm" fo:break-before="auto" style:use-optimal-row-height="false"/>
    </style:style>
    <style:style style:name="ro2" style:family="table-row">
      <style:table-row-properties style:row-height="1.083cm" fo:break-before="auto" style:use-optimal-row-height="false"/>
    </style:style>
    <style:style style:name="ro3" style:family="table-row">
      <style:table-row-properties style:row-height="0.489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8080"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4682b4"/>
    </style:style>
    <style:style style:name="T2" style:family="text">
      <style:text-properties fo:color="#dc143c"/>
    </style:style>
  </office:automatic-styles>
  <office:body>
    <office:spreadsheet>
      <table:calculation-settings table:automatic-find-labels="false" table:use-regular-expressions="false" table:use-wildcards="true"/>
      <table:table table:name="besoins_phas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60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– total pk producteurs, question par question.</text:p>
            <text:p>select </text:p>
            <text:p>  count(distinct(a.fk_producteur_information_producteur)) as 'nombre d\'informations producteurs', </text:p>
            <text:p>  a.information as 'information sélectionnée',  </text:p>
            <text:p>  b.question as 'question CAL', </text:p>
            <text:p>  a.clef_information as 'référence question CAL' </text:p>
            <text:p>    from cetcal_information_producteur a, cetcal_referentiel_question b </text:p>
            <text:p>      where a.clef_information=b.clef_question </text:p>
            <text:p>        group by a.information</text:p>
            <text:p>          order by a.clef_information            </text:p>
            <text:p>            INTO OUTFILE '/var/lib/mysql/besoins_phase1.csv'</text:p>
            <text:p>            FIELDS TERMINATED BY ','</text:p>
            <text:p>            ENCLOSED BY '"'</text:p>
            <text:p>            LINES TERMINATED BY '\n';</text:p>
          </table:table-cell>
          <table:covered-table-cell table:number-columns-repeated="3" table:style-name="ce2"/>
          <table:table-cell table:style-name="ce2" table:number-columns-repeated="60"/>
        </table:table-row>
        <table:table-row table:style-name="ro2">
          <table:table-cell table:style-name="ce1" office:value-type="string" calcext:value-type="string" table:number-columns-spanned="4" table:number-rows-spanned="1">
            <text:p><text:span text:style-name="T1">Nombre total de producteurs inscrits=</text:span>56</text:p>
            <text:p><text:span text:style-name="T1">Nombre total de producteurs ayant répondu à au moins une question de type besoins=</text:span><text:span text:style-name="T2">à faire</text:span></text:p>
          </table:table-cell>
          <table:covered-table-cell table:number-columns-repeated="3" table:style-name="ce2"/>
          <table:table-cell table:style-name="ce2" table:number-columns-repeated="60"/>
        </table:table-row>
        <table:table-row table:style-name="ro3">
          <table:table-cell table:style-name="ce2" office:value-type="string" calcext:value-type="string">
            <text:p>nombre de réponses (pour producteurs inscrits) </text:p>
          </table:table-cell>
          <table:table-cell table:style-name="ce2" office:value-type="string" calcext:value-type="string">
            <text:p>Réponse sélectionnée</text:p>
          </table:table-cell>
          <table:table-cell table:style-name="ce2" office:value-type="string" calcext:value-type="string">
            <text:p>Question posée</text:p>
          </table:table-cell>
          <table:table-cell table:style-name="ce2" office:value-type="string" calcext:value-type="string">
            <text:p>Référence question CETCAL</text:p>
          </table:table-cell>
          <table:table-cell table:style-name="ce2" table:number-columns-repeated="60"/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service de remplacement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  <table:table-cell table:number-columns-repeated="6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troc de surplus de production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  <table:table-cell table:number-columns-repeated="6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cuma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  <table:table-cell table:number-columns-repeated="6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soutien à nouveaux installés du secteur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  <table:table-cell table:number-columns-repeated="60"/>
        </table:table-row>
        <table:table-row table:style-name="ro5">
          <table:table-cell office:value-type="float" office:value="19" calcext:value-type="float">
            <text:p>19</text:p>
          </table:table-cell>
          <table:table-cell office:value-type="string" calcext:value-type="string">
            <text:p>entraide et coup de main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  <table:table-cell table:number-columns-repeated="6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prêt de matériel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  <table:table-cell table:number-columns-repeated="6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Confection en commun de paniers</text:p>
          </table:table-cell>
          <table:table-cell office:value-type="string" calcext:value-type="string">
            <text:p>Participez vous à un réseau de solidarité entre producteurs ?</text:p>
          </table:table-cell>
          <table:table-cell office:value-type="string" calcext:value-type="string">
            <text:p>sl01</text:p>
          </table:table-cell>
          <table:table-cell table:number-columns-repeated="6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ervice de prise en charge du transport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6" calcext:value-type="float">
            <text:p>6</text:p>
          </table:table-cell>
          <table:table-cell office:value-type="string" calcext:value-type="string">
            <text:p>conseils technique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service de prise en charge transport et vente de vos produit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transformation mutualisée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mutualisation de matérie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accès à un abattoir loca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mutualisation de personne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Achat d&amp;amp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formation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appel à bénévolat ponctuel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3" calcext:value-type="float">
            <text:p>3</text:p>
          </table:table-cell>
          <table:table-cell office:value-type="string" calcext:value-type="string">
            <text:p>gestion des déclassé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gestion des invendu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1" calcext:value-type="float">
            <text:p>1</text:p>
          </table:table-cell>
          <table:table-cell office:value-type="string" calcext:value-type="string">
            <text:p>j'aimerai participer à certaines choses mais mon état de santé ne me permet pas d'y répondre actuellement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4" calcext:value-type="float">
            <text:p>4</text:p>
          </table:table-cell>
          <table:table-cell office:value-type="string" calcext:value-type="string">
            <text:p>service de prise en charge de la vente de vos produits</text:p>
          </table:table-cell>
          <table:table-cell office:value-type="string" calcext:value-type="string">
            <text:p>Si oui, lesquelles vous semblent répondre à un de vos besoins ? (plusieurs choix possibles)</text:p>
          </table:table-cell>
          <table:table-cell office:value-type="string" calcext:value-type="string">
            <text:p>sl02</text:p>
          </table:table-cell>
          <table:table-cell table:number-columns-repeated="60"/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temps de réflexion partage avec les élus et organisations professionnelle locales.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  <table:table-cell table:number-columns-repeated="6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temps de réflexion partage avec d&amp;amp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  <table:table-cell table:number-columns-repeated="60"/>
        </table:table-row>
        <table:table-row table:style-name="ro5">
          <table:table-cell office:value-type="float" office:value="8" calcext:value-type="float">
            <text:p>8</text:p>
          </table:table-cell>
          <table:table-cell office:value-type="string" calcext:value-type="string">
            <text:p>temps de réflexion partage avec d'autres acteurs : restauration collective, transformateurs, association consommateurs.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  <table:table-cell table:number-columns-repeated="6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temps de réflexion partage avec des producteurs (exemples de thèmes: la gestion du foncier, les transmissions d&amp;amp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  <table:table-cell table:number-columns-repeated="60"/>
        </table:table-row>
        <table:table-row table:style-name="ro5">
          <table:table-cell office:value-type="float" office:value="2" calcext:value-type="float">
            <text:p>2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  <table:table-cell table:number-columns-repeated="60"/>
        </table:table-row>
        <table:table-row table:style-name="ro5">
          <table:table-cell office:value-type="float" office:value="7" calcext:value-type="float">
            <text:p>7</text:p>
          </table:table-cell>
          <table:table-cell office:value-type="string" calcext:value-type="string">
            <text:p>temps de réflexion partage avec des producteurs (exemples de thèmes: la gestion du foncier, les transmissions d'exploitation, diversification de production, reconversion, ...).</text:p>
          </table:table-cell>
          <table:table-cell office:value-type="string" calcext:value-type="string">
            <text:p>Seriez vous prêt à rejoindre un groupe de réflexion sur la résilience alimentaire ?</text:p>
          </table:table-cell>
          <table:table-cell office:value-type="string" calcext:value-type="string">
            <text:p>sr01</text:p>
          </table:table-cell>
          <table:table-cell table:number-columns-repeated="6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23T06:41:34.633861157</dc:date>
    <meta:editing-duration>PT12M17S</meta:editing-duration>
    <meta:editing-cycles>4</meta:editing-cycles>
    <meta:generator>LibreOffice/6.4.6.2$Linux_X86_64 LibreOffice_project/40$Build-2</meta:generator>
    <meta:document-statistic meta:table-count="1" meta:cell-count="118" meta:object-count="0"/>
  </office:meta>
</office:document-meta>
</file>